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2" style:family="paragraph">
      <style:paragraph-properties fo:break-before="page"/>
      <style:text-properties fo:language="pt" fo:country="BR"/>
    </style:style>
    <style:style style:name="T2" style:parent-style-name="Policepardéfaut" style:family="text">
      <style:text-properties fo:font-weight="bold" style:font-weight-asian="bold" style:font-weight-complex="bold" fo:language="pt" fo:country="BR"/>
    </style:style>
    <style:style style:name="T3" style:parent-style-name="Policepardéfaut" style:family="text">
      <style:text-properties fo:language="pt" fo:country="BR"/>
    </style:style>
    <style:style style:name="P4" style:parent-style-name="Normal" style:family="paragraph">
      <style:text-properties fo:language="pt" fo:country="BR"/>
    </style:style>
    <style:style style:name="P5" style:parent-style-name="Normal" style:family="paragraph">
      <style:text-properties fo:language="pt" fo:country="BR"/>
    </style:style>
    <style:style style:name="P6" style:parent-style-name="Normal" style:family="paragraph">
      <style:text-properties fo:language="pt" fo:country="BR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 fo:language="pt" fo:country="BR"/>
    </style:style>
    <style:style style:name="T9" style:parent-style-name="Policepardéfaut" style:family="text">
      <style:text-properties fo:language="pt" fo:country="BR"/>
    </style:style>
    <style:style style:name="P10" style:parent-style-name="Normal" style:family="paragraph">
      <style:text-properties fo:language="pt" fo:country="BR"/>
    </style:style>
    <style:style style:name="P11" style:parent-style-name="Paragraphedeliste" style:list-style-name="LFO2" style:family="paragraph"/>
    <style:style style:name="T12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list text:style-name="LFO2" text:continue-numbering="true">
        <text:list-item>
          <text:p text:style-name="P1"/>
        </text:list-item>
      </text:list>
      <text:p text:style-name="Normal"><text:span text:style-name="T2">CREATE TABLE Customer<text:s/></text:span><text:span text:style-name="T3">(</text:span></text:p>
      <text:p text:style-name="P4"><text:tab/>Customer_id VARCHAR2(20) PRIMARY KEY,</text:p>
      <text:p text:style-name="P5"><text:tab/>customer_Name VARCHAR2(20) NOT NULL,</text:p>
      <text:p text:style-name="P6"><text:tab/>customer_Tel NUMBER</text:p>
      <text:p text:style-name="Normal"/>
      <text:p text:style-name="Normal"><text:span text:style-name="T7">CREATE TABLE Product</text:span><text:s/>(</text:p>
      <text:p text:style-name="Normal"><text:tab/>Product_id VARCHAR2(20) PRIMARY KEY,</text:p>
      <text:p text:style-name="Normal"><text:tab/>product_Name VARCHAR2(20) NOT NULL,</text:p>
      <text:p text:style-name="Normal"><text:tab/>price NUMBER</text:p>
      <text:p text:style-name="Normal"/>
      <text:p text:style-name="Normal"><text:span text:style-name="T8">CREATE TABLE Orders<text:s/></text:span><text:span text:style-name="T9">(</text:span></text:p>
      <text:p text:style-name="P10"><text:s text:c="5"/><text:s text:c="9"/><text:s/>Customer_id VARCHAR2(20) FOREIGN KEY REFERENCES Customer(Customer_id),</text:p>
      <text:p text:style-name="Normal"><text:s text:c="7"/><text:s/><text:s text:c="6"/>Product_id VARCHAR2(20) FOREIGN KEY REFERENCES Product(Product_id),</text:p>
      <text:p text:style-name="Normal"><text:s text:c="14"/>Quantity NUMBER,</text:p>
      <text:p text:style-name="Normal"><text:s text:c="15"/>Total_amount NUMBER</text:p>
      <text:list text:style-name="LFO2" text:continue-numbering="true">
        <text:list-item>
          <text:p text:style-name="P11"><text:span text:style-name="T12">ALTER TABLE Product</text:span></text:p>
        </text:list-item>
      </text:list>
      <text:p text:style-name="Normal">Add Category VARCHAR2(20);</text:p>
      <text:p text:style-name="Normal">ALTER TABLE Orders</text:p>
      <text:p text:style-name="Normal">Add OrderDate DATE DEFAULT SYSDATE(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UATI zohra</meta:initial-creator>
    <dc:creator>TOUATI zohra</dc:creator>
    <meta:creation-date>2022-08-03T19:25:00Z</meta:creation-date>
    <dc:date>2022-08-04T13:22:00Z</dc:date>
    <meta:template xlink:href="Normal" xlink:type="simple"/>
    <meta:editing-cycles>2</meta:editing-cycles>
    <meta:editing-duration>PT56520S</meta:editing-duration>
    <meta:document-statistic meta:page-count="1" meta:paragraph-count="1" meta:word-count="91" meta:character-count="596" meta:row-count="4" meta:non-whitespace-character-count="506"/>
  </office:meta>
</office:document-meta>
</file>